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Lo único que podemos decidir, es qué hacer con el tiempo que se nos ha d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Belen Villalba Garcia</meta:initial-creator>
    <meta:creation-date>2025-11-10T16:38:19.26</meta:creation-date>
    <meta:document-statistic meta:table-count="0" meta:image-count="0" meta:object-count="0" meta:page-count="1" meta:paragraph-count="1" meta:word-count="16" meta:character-count="77"/>
    <dc:date>2025-11-10T16:43:08.79</dc:date>
    <dc:creator>Ana Belen Villalba Garcia</dc:creator>
    <meta:editing-duration>PT4M49S</meta:editing-duration>
    <meta:editing-cycles>1</meta:editing-cycles>
    <meta:generator>OpenOffice/4.1.15$Win32 OpenOffice.org_project/4115m2$Build-9813</meta:generator>
  </office:meta>
</office:document-meta>
</file>